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style:text-properties officeooo:rsid="00118df2" officeooo:paragraph-rsid="00118df2"/>
    </style:style>
    <style:style style:name="P2" style:family="paragraph" style:parent-style-name="Heading_20_1">
      <style:text-properties officeooo:rsid="00118df2" officeooo:paragraph-rsid="00118df2"/>
    </style:style>
    <style:style style:name="P3" style:family="paragraph" style:parent-style-name="Heading_20_1">
      <style:text-properties officeooo:paragraph-rsid="00118df2"/>
    </style:style>
    <style:style style:name="P4" style:family="paragraph" style:parent-style-name="Text_20_body">
      <style:text-properties officeooo:paragraph-rsid="00118df2"/>
    </style:style>
    <style:style style:name="P5" style:family="paragraph" style:parent-style-name="Text_20_body" style:list-style-name="L1"/>
    <style:style style:name="P6" style:family="paragraph" style:parent-style-name="Text_20_body" style:list-style-name="L1">
      <style:paragraph-properties fo:margin-top="0cm" fo:margin-bottom="0cm" style:contextual-spacing="false"/>
    </style:style>
    <style:style style:name="P7" style:family="paragraph" style:parent-style-name="Text_20_body" style:list-style-name="L2"/>
    <style:style style:name="P8" style:family="paragraph" style:parent-style-name="Text_20_body" style:list-style-name="L2">
      <style:paragraph-properties fo:margin-top="0cm" fo:margin-bottom="0cm" style:contextual-spacing="false"/>
    </style:style>
    <style:style style:name="T1" style:family="text">
      <style:text-properties officeooo:rsid="00118df2"/>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1. Citrix ADC (formerly NetScaler ADC)</text:h>
      <text:p text:style-name="P4">Citrix ADC (formerly NetScaler ADC) is an application delivery and load balancing solution that provides a high-quality user experience for your traditional, web, and cloud-native applications regardless of where they are hosted. It has a software-first approach to delivering applications across hybrid and multi-cloud architectures with deep visibility for a great application experience.</text:p>
      <text:p text:style-name="Text_20_body">Citrix benefits from its platform being the load-balancing ADC that fully integrates into Cisco's unified fabric, leveraging Cisco's APIC (Application Policy Infrastructure Controller) to automate network provisioning and control based on app requirements and policies for data centres and enterprise environments.</text:p>
      <text:p text:style-name="Text_20_body">Advanced L4-L7 server load balancing makes sure that application users access the right resource every time, while intelligent monitoring continuously checks the status of server resources to make sure they're ready to deliver applications on demand. The ADC features software-driven architecture that delivers performance and scale without a heavy reliance on custom hardware, blades, or chassis systems.</text:p>
      <text:h text:style-name="P3" text:outline-level="1"><text:span text:style-name="T1">2. NGINX Plus</text:span></text:h>
      <text:p text:style-name="P4">NGINX Plus from F5 offers integrated load balancing capabilities that provide customers of the NGINX web server with a software-based application delivery platform for efficiently managing and scaling web and mobile applications.</text:p>
      <text:p text:style-name="Text_20_body">With <text:span text:style-name="T1">NGINX</text:span> Plus high‑performance load balancing, you can scale out and provide redundancy; enable global server load balancing, session persistence, active health checks; and dynamically reconfigure your infrastructure without the need for a restart. NGINX Plus load balances not only HTTP traffic but also TCP and UDP.</text:p>
      <text:p text:style-name="Text_20_body">With this load balancer, there is also the flexibility of being easily deployed on-premises on existing hardware or in the cloud. It also provides application-aware health checks and monitoring, with automatic detection and resolution of many issues to significantly improve the availability of web and mobile applications.</text:p>
      <text:p text:style-name="P4"/>
      <text:p text:style-name="P4"/>
      <text:p text:style-name="P4"/>
      <text:p text:style-name="P4"/>
      <text:p text:style-name="P4"/>
      <text:p text:style-name="P4"/>
      <text:h text:style-name="P2" text:outline-level="1"><text:soft-page-break/>3. Rackspace</text:h>
      <text:p text:style-name="P4">Rackspace is one of the leading cloud hosting solution providers that offer <text:a xlink:type="simple" xlink:href="https://www.rackspace.com/cloud/load-balancing" office:target-frame-name="_blank" xlink:show="new" text:style-name="Internet_20_link" text:visited-style-name="Visited_20_Internet_20_Link">cloud LB</text:a> to manage the <text:span text:style-name="Strong_20_Emphasis">online traffic</text:span> by distributing the request to the multiple backend servers.</text:p>
      <text:p text:style-name="Text_20_body">It supports multiple routing algorithms like round-robin, weighted, least connection &amp; random. You can balance almost any type of service protocol, including.</text:p>
      <text:list xml:id="list1045113530" text:style-name="L1">
        <text:list-item>
          <text:p text:style-name="P6">TCP</text:p>
        </text:list-item>
        <text:list-item>
          <text:p text:style-name="P6">SMTP/IMAP</text:p>
        </text:list-item>
        <text:list-item>
          <text:p text:style-name="P6">HTTP/HTTPS</text:p>
        </text:list-item>
        <text:list-item>
          <text:p text:style-name="P6">LDAP/LDPAS</text:p>
        </text:list-item>
        <text:list-item>
          <text:p text:style-name="P6">MySQL</text:p>
        </text:list-item>
        <text:list-item>
          <text:p text:style-name="P6">FTP/SFTP</text:p>
        </text:list-item>
        <text:list-item>
          <text:p text:style-name="P5">UDP</text:p>
        </text:list-item>
      </text:list>
      <text:p text:style-name="Text_20_body">Some of the Rackspace cloud <text:span text:style-name="Strong_20_Emphasis">LB features</text:span>:</text:p>
      <text:list xml:id="list3085256976" text:style-name="L2">
        <text:list-item>
          <text:p text:style-name="P8">SSL acceleration for improved throughput</text:p>
        </text:list-item>
        <text:list-item>
          <text:p text:style-name="P8">You can terminate SSL so less CPU overload on your web server</text:p>
        </text:list-item>
        <text:list-item>
          <text:p text:style-name="P8">Session persistence to forward a request to one server</text:p>
        </text:list-item>
        <text:list-item>
          <text:p text:style-name="P8">10Gb/second network throughput</text:p>
        </text:list-item>
        <text:list-item>
          <text:p text:style-name="P8">Manage LB through API</text:p>
        </text:list-item>
        <text:list-item>
          <text:p text:style-name="P7">Protection malicious traffic by throttling the connection</text:p>
        </text:list-item>
      </text:list>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18df2" officeooo:paragraph-rsid="00118df2"/>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Load Balancers<text:tab/><text:tab/>Daniel Carrasco Vargas</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7.3.7.2$Linux_X86_64 LibreOffice_project/30$Build-2</meta:generator>
    <meta:editing-cycles>0</meta:editing-cycles>
    <meta:editing-duration>P0D</meta:editing-duration>
    <meta:document-statistic meta:table-count="0" meta:image-count="0" meta:object-count="0" meta:page-count="2" meta:paragraph-count="26" meta:word-count="410" meta:character-count="2777" meta:non-whitespace-character-count="2405"/>
  </office:meta>
</office:document-meta>
</file>